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4" style:parent-style-name="Normal" style:family="paragraph">
      <style:text-properties style:font-name="Times New Roman" style:font-name-complex="Times New Roman" fo:font-size="16pt" style:font-size-asian="16pt" style:font-size-complex="16pt" fo:language="en" fo:country="US"/>
    </style:style>
    <style:style style:name="P5" style:parent-style-name="Normal" style:family="paragraph">
      <style:text-properties style:font-name="Times New Roman" style:font-name-complex="Times New Roman" fo:font-size="16pt" style:font-size-asian="16pt" style:font-size-complex="16pt" fo:language="en" fo:country="US"/>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7"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8"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9"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0"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1"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2"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3"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14"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5"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16"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17"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18"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19"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0"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1" style:parent-style-name="ListParagraph" style:list-style-name="LFO3" style:family="paragraph">
      <style:text-properties style:font-name="Times New Roman" style:font-name-complex="Times New Roman" fo:font-size="16pt" style:font-size-asian="16pt" style:font-size-complex="16pt" fo:language="en" fo:country="US"/>
    </style:style>
    <style:style style:name="P22" style:parent-style-name="ListParagraph" style:family="paragraph">
      <style:paragraph-properties fo:margin-left="0.75in">
        <style:tab-stops/>
      </style:paragraph-properties>
      <style:text-properties style:font-name="Times New Roman" style:font-name-complex="Times New Roman" fo:font-size="16pt" style:font-size-asian="16pt" style:font-size-complex="16pt" fo:language="en" fo:country="US"/>
    </style:style>
    <style:style style:name="P2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4"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25" style:parent-style-name="ListParagraph" style:list-style-name="LFO4" style:family="paragraph">
      <style:text-properties style:font-name="Times New Roman" style:font-name-complex="Times New Roman" fo:font-size="16pt" style:font-size-asian="16pt" style:font-size-complex="16pt" fo:language="en" fo:country="US"/>
    </style:style>
    <style:style style:name="P26" style:parent-style-name="ListParagraph" style:family="paragraph">
      <style:text-properties style:font-name="Times New Roman" style:font-name-complex="Times New Roman" fo:font-size="16pt" style:font-size-asian="16pt" style:font-size-complex="16pt" fo:language="en" fo:country="US"/>
    </style:style>
    <style:style style:name="P27"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8"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29"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0"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1"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2"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3"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4"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5"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6" style:parent-style-name="ListParagraph" style:list-style-name="LFO5" style:family="paragraph">
      <style:text-properties style:font-name="Times New Roman" style:font-name-complex="Times New Roman" fo:font-size="16pt" style:font-size-asian="16pt" style:font-size-complex="16pt" fo:language="en" fo:country="US"/>
    </style:style>
    <style:style style:name="P37"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38"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39"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40"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41" style:parent-style-name="Normal" style:family="paragraph">
      <style:paragraph-properties fo:margin-left="0.25in">
        <style:tab-stops/>
      </style:paragraph-properties>
      <style:text-properties style:font-name="Times New Roman" style:font-name-complex="Times New Roman" fo:font-size="16pt" style:font-size-asian="16pt" style:font-size-complex="16pt" fo:language="en" fo:country="US"/>
    </style:style>
    <style:style style:name="P42"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43" style:parent-style-name="ListParagraph" style:list-style-name="LFO6" style:family="paragraph">
      <style:text-properties style:font-name="Times New Roman" style:font-name-complex="Times New Roman" fo:font-size="16pt" style:font-size-asian="16pt" style:font-size-complex="16pt" fo:language="en" fo:country="US"/>
    </style:style>
    <style:style style:name="P44" style:parent-style-name="ListParagraph" style:list-style-name="LFO6" style:family="paragraph">
      <style:text-properties style:font-name="Times New Roman" style:font-name-complex="Times New Roman" fo:font-size="16pt" style:font-size-asian="16pt" style:font-size-complex="16pt" fo:language="en" fo:country="US"/>
    </style:style>
    <style:style style:name="P45" style:parent-style-name="ListParagraph" style:list-style-name="LFO6" style:family="paragraph">
      <style:text-properties style:font-name="Times New Roman" style:font-name-complex="Times New Roman" fo:font-size="16pt" style:font-size-asian="16pt" style:font-size-complex="16pt" fo:language="en" fo:country="US"/>
    </style:style>
    <style:style style:name="P46" style:parent-style-name="ListParagraph" style:list-style-name="LFO6" style:family="paragraph"/>
    <style:style style:name="T47"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Netflix Data analysis</text:p>
      <text:p text:style-name="P2"/>
      <text:p text:style-name="P3">Project Description:</text:p>
      <text:p text:style-name="P4">The provided code performs data analysis and visualization on the Netflix Titles dataset. It utilizes the pandas library to read, clean, and analyze the dataset. The analysis includes checking for missing values, transforming data, calculating statistics, and creating visualizations using the seaborn library.</text:p>
      <text:p text:style-name="P5"/>
      <text:p text:style-name="P6">Code Description:</text:p>
      <text:list text:style-name="LFO1" text:continue-numbering="true">
        <text:list-item>
          <text:p text:style-name="P7">Read and Clean Data:</text:p>
        </text:list-item>
      </text:list>
      <text:list text:style-name="LFO2" text:continue-numbering="true">
        <text:list-item>
          <text:p text:style-name="P8">Import the pandas library as pd.</text:p>
        </text:list-item>
        <text:list-item>
          <text:p text:style-name="P9">Read the 'netflix_titles.csv' file into a DataFrame called net.</text:p>
        </text:list-item>
        <text:list-item>
          <text:p text:style-name="P10">Use isna().sum() to count the missing values in each column.</text:p>
        </text:list-item>
        <text:list-item>
          <text:p text:style-name="P11">Drop rows with missing values using dropna() and store the cleaned data back in the net DataFrame.</text:p>
        </text:list-item>
        <text:list-item>
          <text:p text:style-name="P12">Use info() to get an overview of the DataFrame's structure before and after cleaning.</text:p>
        </text:list-item>
        <text:list-item>
          <text:p text:style-name="P13">Convert the 'date_added' column to datetime format using pd.to_datetime() and update the 'added_year' column.</text:p>
        </text:list-item>
      </text:list>
      <text:list text:style-name="LFO1" text:continue-numbering="true">
        <text:list-item>
          <text:p text:style-name="P14">Analysis and Visualization:</text:p>
        </text:list-item>
      </text:list>
      <text:list text:style-name="LFO3" text:continue-numbering="true">
        <text:list-item>
          <text:p text:style-name="P15">Group the data by 'added_year' and count the number of shows added each year. Store the result in the df_for_added_year DataFrame.</text:p>
        </text:list-item>
        <text:list-item>
          <text:p text:style-name="P16">Use seaborn's lineplot() to create a line plot showing the trend of shows added over the years.</text:p>
        </text:list-item>
        <text:list-item>
          <text:p text:style-name="P17">Extract the main genre from the 'listed_in' column using a lambda function and store it in the 'main_gener' column.</text:p>
        </text:list-item>
        <text:list-item>
          <text:p text:style-name="P18">Filter the DataFrame to separate movies and TV shows into df_movie and df_tv DataFrames.</text:p>
        </text:list-item>
        <text:list-item>
          <text:p text:style-name="P19">Group the movies by 'main_gener' and count the number of movies in each genre.</text:p>
        </text:list-item>
        <text:list-item>
          <text:p text:style-name="P20">Group the TV shows by 'main_gener' and count the number of TV shows in each genre. Reset the index of the resulting DataFrame and store it in df_tv_g.</text:p>
        </text:list-item>
        <text:list-item>
          <text:p text:style-name="P21">Create a bar plot using seaborn's barplot() to visualize the distribution of TV show genres.</text:p>
        </text:list-item>
      </text:list>
      <text:p text:style-name="P22"/>
      <text:p text:style-name="P23">Used Libraries and Tools:</text:p>
      <text:list text:style-name="LFO4" text:continue-numbering="true">
        <text:list-item>
          <text:p text:style-name="P24">pandas: Used for data manipulation and analysis.</text:p>
        </text:list-item>
        <text:list-item>
          <text:p text:style-name="P25">seaborn: Used for data visualization.</text:p>
        </text:list-item>
      </text:list>
      <text:p text:style-name="P26"/>
      <text:p text:style-name="P27">Algorithm:</text:p>
      <text:list text:style-name="LFO5" text:continue-numbering="true">
        <text:list-item>
          <text:p text:style-name="P28">Load the Netflix Titles dataset.</text:p>
        </text:list-item>
        <text:list-item>
          <text:p text:style-name="P29">Check for missing values and clean the dataset.</text:p>
        </text:list-item>
        <text:list-item>
          <text:p text:style-name="P30">Convert 'date_added' to datetime format and extract the 'added_year'.</text:p>
        </text:list-item>
        <text:list-item>
          <text:p text:style-name="P31">Group the data by 'added_year' and calculate the count of shows added each year.</text:p>
        </text:list-item>
        <text:list-item>
          <text:p text:style-name="P32">Plot the trend of shows added over the years using a line plot.</text:p>
        </text:list-item>
        <text:list-item>
          <text:p text:style-name="P33">Extract the main genre from the 'listed_in' column and create a new 'main_gener' column.</text:p>
        </text:list-item>
        <text:list-item>
          <text:p text:style-name="P34">Filter the data into movie and TV show subsets.</text:p>
        </text:list-item>
        <text:list-item>
          <text:p text:style-name="P35">Group the movies and TV shows by 'main_gener' and calculate the count for each genre.</text:p>
        </text:list-item>
        <text:list-item>
          <text:p text:style-name="P36">Create a bar plot to visualize the distribution of TV show genres.</text:p>
        </text:list-item>
      </text:list>
      <text:p text:style-name="P37"/>
      <text:p text:style-name="P38"/>
      <text:p text:style-name="P39"/>
      <text:p text:style-name="P40"/>
      <text:p text:style-name="P41"/>
      <text:soft-page-break/>
      <text:p text:style-name="P42">Why You Need This Project:</text:p>
      <text:list text:style-name="LFO6" text:continue-numbering="true">
        <text:list-item>
          <text:p text:style-name="P43">Data Analysis Skills: The code showcases data cleaning, transformation, and analysis techniques using pandas.</text:p>
        </text:list-item>
        <text:list-item>
          <text:p text:style-name="P44">Visualization Techniques: You'll learn how to create meaningful visualizations using seaborn to understand trends and distributions within the dataset.</text:p>
        </text:list-item>
        <text:list-item>
          <text:p text:style-name="P45">Real-World Data Analysis: The Netflix dataset is a real-world dataset, which means you're practicing on data similar to what you'd encounter in the industry.</text:p>
        </text:list-item>
        <text:list-item>
          <text:p text:style-name="P46"><text:span text:style-name="T47">Understanding User Preferences: Analyzing show trends and genres helps in understanding user preferences, which is crucial for content recommendation and platform improvem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solid #000000" fo:padding="0.6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8T14:08:00Z</meta:creation-date>
    <dc:date>2023-08-08T14:14:00Z</dc:date>
    <meta:template xlink:href="Normal" xlink:type="simple"/>
    <meta:editing-cycles>1</meta:editing-cycles>
    <meta:editing-duration>PT360S</meta:editing-duration>
    <meta:document-statistic meta:page-count="3" meta:paragraph-count="5" meta:word-count="443" meta:character-count="2966" meta:row-count="21" meta:non-whitespace-character-count="2528"/>
  </office:meta>
</office:document-meta>
</file>